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8ae59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8ae59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طُّورۣ 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</text:span><text:bookmark-start text:name="__DdeLink__8912_137492880"/><text:span text:style-name="T3"> </text:span><text:span text:style-name="T2">وَالطُّورۣ وَكِتَـٰبٍ مَّسْطُورٍ </text:span><text:span text:style-name="T3">(1)</text:span><text:span text:style-name="T2"> فِى رَقٍّ مَّنشُورٍ </text:span><text:span text:style-name="T3">(2)</text:span><text:span text:style-name="T2"> وَالْبَيْتِ </text:span><text:span text:style-name="T5">۱</text:span><text:span text:style-name="T2">لْمَعْمُورۣ </text:span><text:span text:style-name="T3">(3)</text:span><text:span text:style-name="T2"> وَالسَّقْفِ </text:span><text:span text:style-name="T5">۱</text:span><text:span text:style-name="T2">لْمَرْفُوعِ </text:span><text:span text:style-name="T3">(4)</text:span><text:span text:style-name="T2"> وَاڤْبَحْرۣ </text:span><text:span text:style-name="T5">۱</text:span><text:span text:style-name="T2">ڤْمَسْجُورۣ </text:span><text:span text:style-name="T3">(5)</text:span><text:span text:style-name="T2"> إِنَّ عَذَابَ رَبِّــكَ لَوَ؛قِعٌؐ </text:span><text:span text:style-name="T3">(6)</text:span><text:span text:style-name="T2"> مَّا لَهُ„ مِــن دَافِعٍؐ </text:span><text:span text:style-name="T3">(7)</text:span><text:span text:style-name="T2"> يَوْمَ تَمُورُ </text:span><text:span text:style-name="T5">۴</text:span><text:span text:style-name="T2">لسَّمَآءُ مَوْراً </text:span><text:span text:style-name="T3">(8)</text:span><text:span text:style-name="T2"> وَتَسِيرُ </text:span><text:span text:style-name="T5">۴</text:span><text:span text:style-name="T2">لْجِبَالُ سَيْراًؐ </text:span><text:span text:style-name="T3">(9)</text:span><text:span text:style-name="T2"> فَوَيْلٌ يَوْمَئِذٍ لِّلْمُكَذِّبِينَ </text:span><text:span text:style-name="T3">(10)</text:span><text:span text:style-name="T2"> </text:span><text:span text:style-name="T5">۰</text:span><text:span text:style-name="T2">لذِيــنَ هُمْ فِى خَوْضٍ يَلْعَبُونَؐ </text:span><text:span text:style-name="T3">(11)</text:span><text:span text:style-name="T2"> يَوْمَ يُدَعُّونَ إِلَيٰ نۭارۣ جَهَنَّمَ دَعّاٗؐ هَـٰذِهِ </text:span><text:span text:style-name="T5">۱</text:span><text:span text:style-name="T2">لنَّارُ </text:span><text:span text:style-name="T5">۴</text:span><text:span text:style-name="T2">لتِى كُنتُم بِهَا تُكَذِّبُونَؐ </text:span><text:span text:style-name="T3">(12)</text:span><text:span text:style-name="T2"> أَفَسِحْر٘ هَـٰذَآ أَمَ اَنتُمْ لاَ تُبْصِرُونَؐ </text:span><text:span text:style-name="T3">(13)</text:span><text:span text:style-name="T2"> "صْلَوْهَا فَاصْبِرُوٓاْ أَوْ لاَ تَصْبِرُواْ سَوَآء٘ عَلَيْكُمُؐ; إِنَّمَا تُجْزَوْنَ مَا كُنتُمْ تَعْمَلُونَؐ </text:span><text:span text:style-name="T3">(14)</text:span><text:span text:style-name="T2"> إِنَّ </text:span><text:span text:style-name="T5">۰</text:span><text:span text:style-name="T2">لْمُتَّقِينَ فِى جَنَّـٰتٍ وَنَعِيمٍ </text:span><text:span text:style-name="T3">(15)</text:span><text:span text:style-name="T2"> فَـٰكِهِيــنَ بِمَآ ءَاتۭيٰهُمْ رَبُّهُمْؐ وَوَقۭيٰهُمْ رَبُّهُمْ عَذَابببَ </text:span><text:span text:style-name="T5">۰</text:span><text:span text:style-name="T2">لْجَحِيمِؐ </text:span><text:span text:style-name="T3">(16)</text:span><text:span text:style-name="T2"> كُلُواْ وَاشْرَبُواْ هَنِيٓـٔاَۢ بِمَا كُنتُمْ تَعْمَلُونَ </text:span><text:span text:style-name="T3">(17)</text:span><text:span text:style-name="T2"> مُتَّكِـِٕينَ عَلَيٰ سُرُرٍ مَّصْفُوفَةٍ وَزَوَّجْنَـٰهُم بِحُور۫ عِينٍؐ </text:span><text:span text:style-name="T3">(18)</text:span><text:span text:style-name="T2"> وَالذِيــنَ ءَامَنُواْ وَاتَّبَعَتْهُمْ ذُرّۣيَّتُهُم بِإِيمَـٰــن۫ اَلْحَقْنَا بِهِمْ ذُرّۣيَّـٰتِهِمْ وَمَآ</text:span></text:p>
      <text:p text:style-name="P2" loext:marker-style-name="T2"><text:span text:style-name="T2">أَلَتْنَـٰهُم مِّــنْ عَمَلِهِم مِّــن شَيْءٍؐ كُــلُّ èمْــرۣئٙ بِمَا كَسَــبَ رَهِينٌؐ </text:span><text:span text:style-name="T3">(19)</text:span><text:span text:style-name="T2"> وَأَمْدَدْنَـٰهُم بِفَـٰكِهَةٍ وَلَحْمٍ مِّمَّا يَشْتَهُونَ </text:span><text:span text:style-name="T3">(20)</text:span><text:span text:style-name="T2"> يَتَنَـٰزَعُونَ فِيهَا كَأْساً لاَّ لَغْوٌ فِيهَا وَلاَ تَاثِيمٌؐ </text:span><text:span text:style-name="T3">(21)</text:span><text:span text:style-name="T2"> © وَيَطُوفُ عَلَيْهِمْ غِلْمَانٌ لَّهُمْ كَأَنَّهُمْ لُؤْلُؤٌ مَّكْنُونٌؐ </text:span><text:span text:style-name="T3">(22)</text:span><text:span text:style-name="T2"> وَأَقْبَلَ بَعْضُهُمْ عَلَيٰ بَعْضٍ يَتَسَآءَلُونَؐ </text:span><text:span text:style-name="T3">(23)</text:span><text:span text:style-name="T2"> قَالُوٓاْ إِنَّا كُنَّا قَبْـلُ فِىٓ أَهْلِنَا مُشْفِقِينَ </text:span><text:span text:style-name="T3">(24)</text:span><text:span text:style-name="T2"> فَمَــنَّ </text:span><text:span text:style-name="T5">۰</text:span><text:span text:style-name="T2">للَّهُ عَلَيْنَا وَوَقۭيٰنَا عَذَابَ </text:span><text:span text:style-name="T5">۰</text:span><text:span text:style-name="T2">لسَّمُومِؐ </text:span><text:span text:style-name="T3">(25)</text:span><text:span text:style-name="T2"> إِنَّا كُنَّا مِن قَبْــلُ نَدْعُوهُ أَنَّهُ„ هُوَ </text:span><text:span text:style-name="T5">۰</text:span><text:span text:style-name="T2">لْبَرُّ </text:span><text:span text:style-name="T5">۴</text:span><text:span text:style-name="T2">لرَّحِيمُؐ </text:span><text:span text:style-name="T3">(26)</text:span><text:span text:style-name="T2"> فَذَكِّرْ فَمَآ أَنتَ بِنِعْمَتِ رَبِّــكَ بِكَاهِنٍ وَلاَ </text:span><text:soft-page-break/><text:span text:style-name="T2">مَجْنُونٖؐ </text:span><text:span text:style-name="T3">(27)</text:span><text:span text:style-name="T2"> اَمْ يَقُولُونَ شَاعِرٌ نَّتَرَبَّـصُ بِهِ” رَيْبَ </text:span><text:span text:style-name="T5">۰</text:span><text:span text:style-name="T2">لْمَنُونِؐ </text:span><text:span text:style-name="T3">(28)</text:span><text:span text:style-name="T2"> قُلْ تَرَبَّصُواْؐ فَإِنِّى مَعَكُم مِّــنَ </text:span><text:span text:style-name="T5">۰</text:span><text:span text:style-name="T2">لْمُتَرَبِّصِينَؐ </text:span><text:span text:style-name="T3">(29)</text:span><text:span text:style-name="T2"> أَمْ تَامُرُهُمُ; أَحْچَمُهُم بِهَـٰذَآ أَمْ هُمْ قَوْمٌ طَاغُونَؐ </text:span><text:span text:style-name="T3">(30)</text:span><text:span text:style-name="T2"> أَمْ يَقُولُونَ تَقَوَّلَهُؐ, بَـل لاَّ يُومِنُونَؐ </text:span><text:span text:style-name="T3">(31)</text:span><text:span text:style-name="T2"> فَلْيَاتُواْ بِحَدِيثٍ مِّثْلِهِ“ إِن كَانُواْ صَـٰدِقِينَؐ </text:span><text:span text:style-name="T3">(32)</text:span><text:span text:style-name="T2"> أَمْ خُلِقُواْ مِــنْ غَيْرۣ شَيْءٖ اَمْ هُمُ </text:span><text:span text:style-name="T5">۴</text:span><text:span text:style-name="T2">لْخَـٰلِقُونَؐ </text:span><text:span text:style-name="T3">(33)</text:span><text:span text:style-name="T2"> أَمْ خَلَقُواْ </text:span><text:span text:style-name="T5">۴</text:span><text:span text:style-name="T2">لسَّمَـٰوَ؛تِ وَالاَرْضَؐ بَل لاَّ يُوقِنُونَؐ </text:span><text:span text:style-name="T3">(34)</text:span><text:span text:style-name="T2"> أَمْ عِندَهُمْ خَزَآئِنُ رَبِّكَ أَمْ هُمُ </text:span><text:span text:style-name="T5">۴</text:span><text:span text:style-name="T2">لْمُصَيْطِرُونَؐ </text:span><text:span text:style-name="T3">(35)</text:span><text:span text:style-name="T2"> أَمْ لَهُمْ سُلَّمٌ يَسْتَمِعُونَ فِيهِؐ فَلْيَاتِ مُسْتَمِعُهُم بِسُلْطَـٰنٍ مُّبِينٖؐ </text:span><text:span text:style-name="T3">(36)</text:span><text:span text:style-name="T2"> اَمْ لَهُ </text:span><text:span text:style-name="T5">۴</text:span><text:span text:style-name="T2">لْبَنَـٰتُ وَلَكُمُ </text:span><text:span text:style-name="T5">۴</text:span><text:span text:style-name="T2">لْبَنُونَؐ </text:span><text:span text:style-name="T3">(37)</text:span><text:span text:style-name="T2"> أَمْ تَسْـَٔلُهُمُ; أَجْراً فَهُم مِّــن مَّغْرَمٍ مُّثْقَلُونَؐ </text:span><text:span text:style-name="T3">(38)</text:span><text:span text:style-name="T2"> أَمْ عِندَهُمُ </text:span><text:span text:style-name="T5">۴</text:span><text:span text:style-name="T2">لْغَيْبُ فَهُمْ يَكْتُبُونَؐ </text:span><text:span text:style-name="T3">(39)</text:span><text:span text:style-name="T2"> أَمْ يُرۣيدُونَ كَيْداًؐ فَالذِيــنَ كَفَرُواْ هُمُ </text:span><text:span text:style-name="T5">۴</text:span><text:span text:style-name="T2">لْمَكِيدُونَؐ </text:span><text:span text:style-name="T3">(40)</text:span><text:span text:style-name="T2"> أَمْ لَهُمُ; إِچَه٘ غَيْرُ </text:span><text:span text:style-name="T5">۴</text:span><text:span text:style-name="T2">للَّهِؐ سُبْحَـٰــنَ </text:span><text:span text:style-name="T5">۰</text:span><text:span text:style-name="T2">للَّهِ عَمَّا يُشْرۣكُونَؐ </text:span><text:span text:style-name="T3">(41)</text:span><text:span text:style-name="T2"> ® وَإِنْ يَّرَوْاْ كِسْفاً مِّــنَ </text:span><text:span text:style-name="T5">۰</text:span><text:span text:style-name="T2">لسَّمَآءِ سَاقِطاً يَقُولُواْ سَحَابٌ مَّرْكُومٌؐ </text:span><text:span text:style-name="T3">(42)</text:span><text:span text:style-name="T2"> فَذَرْهُمْ حَتَّيٰ يُچَقُواْ يَوْمَهُمُ </text:span><text:span text:style-name="T5">۴ﻟ﮲</text:span><text:span text:style-name="T2"> فِيهِ يَصْعَقُونَ </text:span><text:span text:style-name="T3">(43)</text:span><text:span text:style-name="T2"> يَوْمَ لاَ يُغْنِى عَنْهُمْ كَيْدُهُمْ شَيْـٔاً وَلاَ هُمْ يُنصَرُونَؐ </text:span><text:span text:style-name="T3">(44)</text:span><text:span text:style-name="T2"> وَإِنَّ لِلذِيــنَ ظَلَمُواْ عَذَاباً دُونَ ذَ؛لِكَؐ وَچَكِــنَّ أَكْثَرَهُمْ لاَ يَعْلَمُونَؐ </text:span><text:span text:style-name="T3">(45)</text:span><text:span text:style-name="T2"> وَاصْبِرْ لِحُكْمِ رَبِّكَ فَإِنَّكَ بِأَعْيُنِنَاؐ وَسَبِّحْ بِحَمْدِ رَبِّكَ حِيــنَ تَقُومُؐ </text:span><text:span text:style-name="T3">(46)</text:span><text:span text:style-name="T2"> وَمِنَ </text:span><text:span text:style-name="T5">۰</text:span><text:span text:style-name="T2">ليْــلۣ فَسَبِّحْهُ وَإِدْبَـٰرَ </text:span><text:span text:style-name="T5">۰</text:span><text:span text:style-name="T2">ڤنُّجُومِ </text:span><text:span text:style-name="T3">(47)</text:span><text:bookmark-end text:name="__DdeLink__8912_13749288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13:45.591945844</meta:creation-date>
    <dc:date>2025-03-06T08:01:23.896344200</dc:date>
    <meta:editing-duration>PT2M20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2" meta:paragraph-count="3" meta:word-count="368" meta:character-count="1966" meta:non-whitespace-character-count="1601"/>
  </office:meta>
</office:document-meta>
</file>